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Right.initialize( final Attribute [ ] attributes , final ElementProcessor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PRight.EP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Right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Right.ge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Right.getCol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